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980000009ACDD1298BB4D223D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Console" svg:font-family="LucidaConsole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style:font-name="LucidaConsole" fo:font-size="10pt"/>
    </style:style>
    <style:style style:name="P2" style:family="paragraph" style:parent-style-name="Standard">
      <style:paragraph-properties fo:line-height="0.1299in"/>
      <style:text-properties style:font-name="Courier New" fo:font-size="10pt"/>
    </style:style>
    <style:style style:name="fr1" style:family="graphic" style:parent-style-name="Graphics">
      <style:graphic-properties style:vertical-pos="middle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 text:c="14"/>PREFEITURA MUNICIPAL DE MACAPÁ<text:line-break/> <text:s text:c="13"/>PREFEITURA MUNICIPAL DE MACAPÁ<text:line-break/> <text:s text:c="13"/>PREFEITURA MUNICIPAL DE MACAPÁ<text:line-break/> <text:s text:c="13"/>PREFEITURA MUNICIPAL DE MACAPÁ<text:line-break/> <text:s text:c="13"/>PREFEITURA MUNICIPAL DE MACAPÁ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Console" svg:font-family="LucidaConsole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LucidaConsole" fo:font-size="10pt"/>
    </style:style>
    <style:style style:name="Mfr1" style:family="graphic" style:parent-style-name="Graphics">
      <style:graphic-properties style:vertical-pos="middle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2098in" fo:margin-left="1.1098in" fo:margin-right="0.0701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402in" fo:margin-left="0.1in" fo:margin-right="0.1102in" fo:margin-bottom="0.2in" style:dynamic-spacing="true"/>
      </style:header-style>
      <style:footer-style>
        <style:header-footer-properties fo:min-height="0.0799in" fo:margin-left="0.1398in" fo:margin-right="0.1492in" fo:margin-top="0.239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paragraph" svg:width="0.7874in" svg:height="0.7874in" draw:z-index="0"><draw:image xlink:href="Pictures/10000001000000980000009ACDD1298BB4D223D9.png" xlink:type="simple" xlink:show="embed" xlink:actuate="onLoad" draw:mime-type="image/png"/></draw:frame><text:s text:c="14"/>PREFEITURA MUNICIPAL DE MACAPÁ<text:line-break/><text:line-break/><text:line-break/><text:line-break/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11T13:44:04.715000000</dc:date>
    <meta:editing-duration>PT22S</meta:editing-duration>
    <meta:editing-cycles>1</meta:editing-cycles>
    <meta:document-statistic meta:table-count="0" meta:image-count="1" meta:object-count="0" meta:page-count="1" meta:paragraph-count="2" meta:word-count="24" meta:character-count="273" meta:non-whitespace-character-count="162"/>
    <meta:generator>LibreOffice/7.6.2.1$Windows_X86_64 LibreOffice_project/56f7684011345957bbf33a7ee678afaf4d2ba333</meta:generator>
  </office:meta>
</office:document-meta>
</file>